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15e0bd"/>
    </style:style>
    <style:style style:name="P2" style:family="paragraph" style:parent-style-name="Preformatted_20_Text">
      <style:text-properties style:font-name="Droid Sans" officeooo:paragraph-rsid="001571b8"/>
    </style:style>
    <style:style style:name="P3" style:family="paragraph" style:parent-style-name="Heading_20_2">
      <style:text-properties style:font-name="Droid Sans" officeooo:rsid="001481b9" officeooo:paragraph-rsid="001481b9"/>
    </style:style>
    <style:style style:name="P4" style:family="paragraph" style:parent-style-name="Text_20_body">
      <style:text-properties style:font-name="Droid Sans"/>
    </style:style>
    <style:style style:name="P5" style:family="paragraph" style:parent-style-name="Text_20_body">
      <style:text-properties style:font-name="Droid Sans" officeooo:rsid="001803f9" officeooo:paragraph-rsid="001803f9"/>
    </style:style>
    <style:style style:name="P6" style:family="paragraph" style:parent-style-name="Text_20_body">
      <style:text-properties style:font-name="Droid Sans" officeooo:rsid="00190fc3" officeooo:paragraph-rsid="00190fc3"/>
    </style:style>
    <style:style style:name="P7" style:family="paragraph" style:parent-style-name="Heading_20_2">
      <style:text-properties style:font-name="Droid Sans" officeooo:rsid="001481b9" officeooo:paragraph-rsid="00190fc3"/>
    </style:style>
    <style:style style:name="P8" style:family="paragraph" style:parent-style-name="Text_20_body">
      <style:text-properties style:font-name="Droid Sans" fo:font-weight="bold" officeooo:rsid="00190fc3" officeooo:paragraph-rsid="00190fc3" style:font-weight-asian="bold" style:font-weight-complex="bold"/>
    </style:style>
    <style:style style:name="P9" style:family="paragraph" style:parent-style-name="Text_20_body">
      <style:text-properties style:font-name="Droid Sans" fo:font-weight="normal" officeooo:rsid="00190fc3" officeooo:paragraph-rsid="00190fc3" style:font-weight-asian="normal" style:font-weight-complex="normal"/>
    </style:style>
    <style:style style:name="P10" style:family="paragraph" style:parent-style-name="Text_20_body">
      <style:text-properties style:font-name="Droid Sans" fo:font-weight="normal" officeooo:rsid="001ab2b4" officeooo:paragraph-rsid="001ab2b4" style:font-weight-asian="normal" style:font-weight-complex="normal"/>
    </style:style>
    <style:style style:name="P11" style:family="paragraph" style:parent-style-name="Text_20_body">
      <style:text-properties style:font-name="Droid Sans" fo:font-weight="normal" officeooo:rsid="001c72f3" officeooo:paragraph-rsid="001c72f3" style:font-weight-asian="normal" style:font-weight-complex="normal"/>
    </style:style>
    <style:style style:name="P12" style:family="paragraph" style:parent-style-name="Heading_20_1">
      <style:text-properties style:font-name="Droid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0b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ab6c"/>
    </style:style>
    <style:style style:name="T5" style:family="text">
      <style:text-properties officeooo:rsid="001b2291"/>
    </style:style>
    <style:style style:name="T6" style:family="text">
      <style:text-properties fo:font-weight="bold" officeooo:rsid="001571b8" style:font-weight-asian="bold" style:font-weight-complex="bold"/>
    </style:style>
    <style:style style:name="T7" style:family="text">
      <style:text-properties officeooo:rsid="001571b8"/>
    </style:style>
    <style:style style:name="T8" style:family="text">
      <style:text-properties style:text-underline-style="solid" style:text-underline-width="auto" style:text-underline-color="font-color" officeooo:rsid="001571b8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90fc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b2b4" style:font-weight-asian="normal" style:font-weight-complex="normal"/>
    </style:style>
    <style:style style:name="T15" style:family="text">
      <style:text-properties fo:font-weight="normal" officeooo:rsid="001ab2b4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b2291" style:font-weight-asian="normal" style:font-weight-complex="normal"/>
    </style:style>
    <style:style style:name="T17" style:family="text">
      <style:text-properties style:text-underline-style="none" fo:font-weight="normal" officeooo:rsid="001b2291" style:font-weight-asian="normal" style:font-weight-complex="normal"/>
    </style:style>
    <style:style style:name="T18" style:family="text">
      <style:text-properties style:text-underline-style="none" fo:font-weight="normal" officeooo:rsid="001c72f3" style:font-weight-asian="normal" style:font-weight-complex="normal"/>
    </style:style>
    <style:style style:name="T19" style:family="text">
      <style:text-properties fo:font-weight="normal" officeooo:rsid="001c72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c72f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“Negozi” </text:p>
      <text:p text:style-name="Subtitle">Cordo Basi di Dati – Unimi (aa 2024-25)</text:p>
      <text:p text:style-name="P2"/>
      <text:p text:style-name="P2"><text:s text:c="2"/></text:p>
      <text:p text:style-name="Text_20_body">Autore: Alessandro Valenti </text:p>
      <text:p text:style-name="Text_20_body">Matricola: 41913A</text:p>
      <text:p text:style-name="Text_20_body">Corso: Basi di Dati — Laboratorio - Progetto 2025</text:p>
      <text:p text:style-name="Heading"/>
      <text:p text:style-name="P2"/>
      <text:h text:style-name="Heading_20_1" text:outline-level="1">Introduzione</text:h>
      <text:p text:style-name="Text_20_body">Obiettivo: sviluppare un’applicazione per la gestione di una catena di negozi, con funzionalità per clienti e manager. I clienti possono accedere tramite login al negozio online che presenta la lista dei prodotti che possono essee acquistati scegliendo per ogni prodotto da quale negozio acquistare e la quantità. Allo stesso modo i/il manager accede tramite login e accede a una dashboard di gestione: negozi, clienti, prodotti, fornitori.</text:p>
      <text:p text:style-name="Text_20_body"/>
      <text:h text:style-name="Heading_20_1" text:outline-level="1">Analisi dei requisiti</text:h>
      <text:p text:style-name="Text_20_body"/>
      <text:h text:style-name="Heading_20_2" text:outline-level="2">1. Scopo e contesto</text:h>
      <text:p text:style-name="Text_20_body">Realizzare un’applicazione per la gestione di una <text:span text:style-name="T1">catena di negozi</text:span>, con funzionalità per <text:span text:style-name="T1">clienti</text:span> e <text:span text:style-name="T1">manager</text:span>: i clienti consultano i prodotti, li acquistano e possono applicare sconti su fattura grazie ai punti accumulati nella tesera fedeltà; le tessere sono rilasciate dai negozi ma sono valide per acquisti nel sito e quindi in tutti i negozi; i manager gestiscono anagrafiche e processi (prodotti, prezzi per negozio, negozi, clieti, fornitori, ordini ai fornitori, carte fedeltà). <text:span text:style-name="T2">Per comodità su richiesta progettuale è stato creto un solo manager.</text:span></text:p>
      <text:p text:style-name="Text_20_body"/>
      <text:h text:style-name="Heading_20_2" text:outline-level="2">2. Stakeholder e attori</text:h>
      <text:p text:style-name="Text_20_body"/>
      <text:p text:style-name="Text_20_body">- Cliente (utente finale): i clienti (dati utente e dati personali) sono aggiunti dal mananager. Il clinete quindi accede con credenziali iniziali, la username corrisponde alla email e una password default. Il cliente puo cambiare la password in qualsiasi momento, una volta entrato nel sito con le credenziali visualizza prodotti, effettua acquisti, può <text:soft-page-break/>applicare uno sconto disponibile a seconda dei punti accumulatiper un massimo di 100euro, e vedere il saldo punti della propria tessera. Solo il manager puo eliminare il cliente.</text:p>
      <text:p text:style-name="Text_20_body">- Manager (gestore catena): accede con credenziali (il sistema nasce con le credenziali di amministratore), può cambiare password; crea e gestisce utenze clienti; inserisce e gestisce i prodotti (con prezzi differenziati per negozio), gestisce i negozi <text:span text:style-name="T2">e</text:span> i fornitori; inserisce ordini ai fornitori tramite il magazzino/<text:span text:style-name="T2">listino</text:span> negozio per rifornimenti a uno specifico negozio per uno specifico prodotto. L'ordine viene indirizzato automaticamente al negozio che per quel prodotto garantisce il prezzo migliore.</text:p>
      <text:p text:style-name="Text_20_body"/>
      <text:p text:style-name="Text_20_body">- Negozi: ogni punto vendità è una entità autonoma nella catena e viene identificato da un codice, ogni negozio ha un responsabile, orari di apertura (gestiti separatamente) e indirizzo. E' il negozio che rilascia la tessera fedeltà al cliente, sempre a gestione del manager, dalla lista dei propri tesserati, scegliendo tra i clienti che non possiedono ancora una tessera fedelta. Se non esistono clienti senza tessera la funzione viene disabilitata.</text:p>
      <text:p text:style-name="Text_20_body"/>
      <text:p text:style-name="Text_20_body">- Fornitori: sono i punti di rifornimento dei prodotti. Sono identificati da un numero di PIVA (11 caratteri numerici che possono cominciare con 0). Ogni fonrnitore fornisce più prodotti e ogni prodotto può essere venduto da più fornitori. Sono coinvolti negli <text:span text:style-name="T3">ordini</text:span> <text:s/>e alla fine di ogni ordine al fornitore viene aggiornata la quantità a disposizione (diminuita della quantita richiesta), l'ordine riceve una data d'ordine e una presunta data di arrivo dell'ordine (viene generata automaticamente 7gg dalla dat<text:span text:style-name="T2">a</text:span> d'ordine), il negozio vede la lista di ordini in attesa e puo segnarli come arrivati, a quel punto la quantita ordinata aumenta il magazzino del negozio. <text:span text:style-name="T2">I fornitori possono controllare la lista (storica) dei propri ordini con lo stato (emesso, consegnato, annullato).</text:span></text:p>
      <text:p text:style-name="Text_20_body"/>
      <text:h text:style-name="Heading_20_3" text:outline-level="3">Altre Entita</text:h>
      <text:p text:style-name="Text_20_body">- Fatture le fatture hanno un numero unico progressivo <text:span text:style-name="T2">(unco per la catena di neozi)</text:span>, il nome del cliente, una data, uno sconto percentuale applicato grazie ai punti del cliente (deve essere esplicitamente chiesto dal cliente) e il totale pagato (lordo meno lo sconto). Il dettaglio delle fatture <text:span text:style-name="T2">(prodotto, negozio, quantità, prezzo) </text:span>vengono salvati separatamente. <text:span text:style-name="T4">Il prezzo lordo pagato lo ricaviamo dall’ordine (quantità*prezzo). La fattura, mantenedo lo sconto pecentuale, aggiorna il prezzo pagato (al netto dello sconto). </text:span></text:p>
      <text:p text:style-name="Text_20_body"/>
      <text:p text:style-name="Text_20_body">## 3. Requisiti (dominio)</text:p>
      <text:p text:style-name="Text_20_body">- **Negozio**: codice identificativo, responsabile , indirizzo.</text:p>
      <text:p text:style-name="Text_20_body">- **Orari Negozio**: negozio, giorno (1-7), AMPM apertura, chiusura</text:p>
      <text:p text:style-name="Text_20_body"><text:soft-page-break/>- **Prodotto**: codice univoco, nome, descrizione testuale (modalità di utilizzo, allergeni per i prodotti alimentari, produttori,etc.), prezzo; ogni negozio attinge da qui per le info di base del prezzo dei prodotti poi ogni negozio può applicare le sue promozioni al prezzo di ogni singolo prodotto</text:p>
      <text:p text:style-name="Text_20_body">## DELETE</text:p>
      <text:p text:style-name="Text_20_body"><text:s text:c="2"/>- **Promozioni**: codice negozio, codice prodotto, sconto percentuale, attivo/disattivo, data fine promozione</text:p>
      <text:p text:style-name="Text_20_body">##</text:p>
      <text:p text:style-name="Text_20_body">- **Fornitore**: identificato da **partita IVA**, con nome e indirizzo; può fornire più prodotti; </text:p>
      <text:p text:style-name="Text_20_body">- **Magazzino Fornitore**: per ogni coppia (fornitore, prodotto) esiste **prezzo** e **disponibilità (pezzi)**. </text:p>
      <text:p text:style-name="Text_20_body">- **Ordine a fornitore**: numero identificativo, fornitore, id_prid_utenteodotto, quantità e **data di consegna**. Il dettaglio dei prodotti e quantità per ordine sono memorizzate in una relazione diversa (da rivalutare)</text:p>
      <text:p text:style-name="Text_20_body">- **Cliente**: codice fiscale, nome, cognome; (**al massimo una tessera fedeltà** ). </text:p>
      <text:p text:style-name="Text_20_body">- **Tessera**: codice univoco, CF collegato (univoco), <text:s/>data richiesta e negozio che l’ha rilasciata, saldo punti.</text:p>
      <text:p text:style-name="Text_20_body">- **Fattura**: codice negozio, codice univoco fattura, data acquisto, elenco prodotti con relativa quantità e prezzo di acquisto (dato da prezzo - sconto promozioni), **eventuale sconto percentuale** (da uso punti fedeltà), **totale pagato**; l'elenco prodotti viene memorizzato come elenco (record) separato in una relazione diversa con FK codice fattura</text:p>
      <text:p text:style-name="Text_20_body"/>
      <text:p text:style-name="Text_20_body">## 4. Requisiti funzionali (espliciti)</text:p>
      <text:p text:style-name="Text_20_body">### RF-01 — Accesso e credenziali</text:p>
      <text:p text:style-name="Text_20_body">- **Login/Logout** per cliente e manager; entrambi possono **modificare la password**.</text:p>
      <text:p text:style-name="Text_20_body"/>
      <text:p text:style-name="Text_20_body">### RF-02 — Gestione anagrafiche (manager)</text:p>
      <text:p text:style-name="Text_20_body">- CRUD di **prodotti** (con prezzi per negozio), **negozi**, **clienti**, **fornitori**.</text:p>
      <text:p text:style-name="Text_20_body"/>
      <text:p text:style-name="Text_20_body">### RF-03 — Catalogo e acquisto (cliente)</text:p>
      <text:p text:style-name="Text_20_body">- Visualizza prodotti disponibili, **seleziona** quelli da acquistare, **conferma** l’acquisto, **applica uno sconto** se disponibile; consulta saldo punti tessera.</text:p>
      <text:p text:style-name="Text_20_body"/>
      <text:p text:style-name="Text_20_body"><text:soft-page-break/>### RF-04 — Rifornimento da fornitori (manager)</text:p>
      <text:p text:style-name="Text_20_body">- Possibilità di **inserire ordini** presso fornitori per aumentare disponibilità prodotti a un particolare negozio (aggiorna automaticamente il magazzino), aumentare il magazzino fornitori. </text:p>
      <text:p text:style-name="Text_20_body"/>
      <text:p text:style-name="Text_20_body">### RF-05 — Logica interna al DB (strutture attive)</text:p>
      <text:p text:style-name="Text_20_body">- **Punti fedeltà**: +1 punto per ogni euro speso; saldo sempre aggiornato.</text:p>
      <text:p text:style-name="Text_20_body">- **Sconti a soglia**: 100 pt → 5%; 200 pt → 15%; 300 pt → 30%; **tetto massimo sconto 100 €**; lo sconto è **a scelta del cliente** e si applica sul **totale della fattura**; i punti utilizzati **vengono scalati**.</text:p>
      <text:p text:style-name="Text_20_body">- **Storico tessere**: se un negozio viene eliminato, **mantenere** in una tabella di storico le tessere da esso emesse, con data di emissione e saldo punti alla chiusura. [aggiornare alla chiusura della tessera]</text:p>
      <text:p text:style-name="Text_20_body">- **Disponibilità fornitori**: aggiornare la disponibilità del prodotto presso il fornitore dopo un ordine.</text:p>
      <text:p text:style-name="Text_20_body">- **Ordini “economici”**: quando serve rifornire una quantità, **scegliere automaticamente** il fornitore **più economico** tra quelli con disponibilità sufficiente.</text:p>
      <text:p text:style-name="Text_20_body">- **Liste e viste informative**:</text:p>
      <text:p text:style-name="Text_20_body"><text:s text:c="2"/>- **Lista tesserati** per negozio (clienti a cui il negozio ha emesso la tessera).</text:p>
      <text:p text:style-name="Text_20_body"><text:s text:c="2"/>- **Storico ordini** per fornitore.</text:p>
      <text:p text:style-name="Text_20_body"><text:s text:c="2"/>- **Elenco clienti** con saldo punti **&gt; 300**.</text:p>
      <text:p text:style-name="Text_20_body"/>
      <text:p text:style-name="Text_20_body">## 5. Vincoli e requisiti non funzionali</text:p>
      <text:p text:style-name="Text_20_body">- **Tecnologie**: PostgreSQL, PL/pgSQL, PHP, HTML, JavaScript.</text:p>
      <text:p text:style-name="Text_20_body"/>
      <text:p text:style-name="Text_20_body">## 6. Casi d’uso (sintesi)</text:p>
      <text:p text:style-name="Text_20_body">- **UC-01** Login/Logout (cliente, manager) e cambio password.</text:p>
      <text:p text:style-name="Text_20_body">- **UC-02** Gestione anagrafiche (manager): negozi, prodotti (con prezzi per negozio), clienti, fornitori.</text:p>
      <text:p text:style-name="Text_20_body">- **UC-03** Consultazione catalogo (cliente): ricerca/filtri e dettaglio prodotto.</text:p>
      <text:p text:style-name="Text_20_body">- **UC-04** Acquisto (cliente): composizione carrello, conferma fattura, applicazione sconto disponibile.</text:p>
      <text:p text:style-name="Text_20_body"><text:soft-page-break/>- **UC-05** Rifornimento negozio (manager): richiesta rifornimento con selezione automatica del **fornitore più economico**: codice univoco, data acquisto, elenco prodotti con relativo prezzo.</text:p>
      <text:p text:style-name="Text_20_body"/>
      <text:p text:style-name="Text_20_body"/>
      <text:p text:style-name="Text_20_body">## 7. Tracciabilità requisiti → componenti DB</text:p>
      <text:p text:style-name="Text_20_body">- **Punti/Sconti/Tetti** → trigger su inserimento fattura, funzione calcolo soglia sconto, check tetto 100 €.</text:p>
      <text:p text:style-name="Text_20_body">- **Storico tessere** → trigger ON DELETE su negozio → inserimento in tabella storico.</text:p>
      <text:p text:style-name="Text_20_body">- **Disponibilità fornitori** → trigger su ordine a fornitore per decremento stock.</text:p>
      <text:p text:style-name="Text_20_body">- **Fornitore più economico** → procedura/funzione che seleziona `MIN(costo)` tra fornitori con disponibilità ≥ quantità.</text:p>
      <text:p text:style-name="Text_20_body">- **Liste/viste** → viste/materializzate per tesserati per negozio, ordini per fornitore, clienti con saldo &gt; 300.</text:p>
      <text:p text:style-name="Text_20_body"/>
      <text:p text:style-name="Text_20_body">## 8. Ipotesi e decisioni progettuali (da motivare)</text:p>
      <text:p text:style-name="Text_20_body">- **Arrotondamenti** fra euro spesi e punti (gestione centesimi). Si arrotonda all'aeuro più basso.</text:p>
      <text:p text:style-name="Text_20_body">- **Sconto selezionabile**: un solo sconto per fattura (come implicato) e a discrezione del cliente applicato al totale della fattura.</text:p>
      <text:p text:style-name="Text_20_body">- **Tempistiche**: aggiornamento punti in fase di emissione fattura; decurtazione contestuale quando si applica lo sconto. Al paamento dell'acquisot viene creata la fattura e contestualmente decurtati i punti in caso di sconto e aumentati per valore dell'ordine.</text:p>
      <text:p text:style-name="Text_20_body">- **Ordini a fornitore**: stati (emesso, consegnato), data consegna, impatto su stock negozio vs stock fornitore.</text:p>
      <text:p text:style-name="Text_20_body"/>
      <text:p text:style-name="Text_20_body"/>
      <text:p text:style-name="Text_20_body">## Schema Conettuale (ER)</text:p>
      <text:p text:style-name="Text_20_body"/>
      <text:h text:style-name="Heading_20_1" text:outline-level="1"><text:span text:style-name="T5">S</text:span>chema Logico (relazionale)</text:h>
      <text:h text:style-name="Heading_20_2" text:outline-level="2">negozi_db</text:h>
      <text:h text:style-name="P3" text:outline-level="2">auth</text:h>
      <text:p text:style-name="P4"><text:span text:style-name="T1">utent</text:span><text:span text:style-name="T6">i</text:span><text:span text:style-name="T7">(</text:span><text:span text:style-name="T8">id_utente</text:span><text:span text:style-name="T7">, email, password, attivo, creato, ultimo_accesso*)</text:span></text:p>
      <text:p text:style-name="P5"><text:soft-page-break/><text:span text:style-name="T1">ruolo</text:span>(<text:span text:style-name="T9">id_ruolo</text:span>, nome, descrizione*)</text:p>
      <text:p text:style-name="P6"><text:span text:style-name="T1">utente_ruolo</text:span>(<text:span text:style-name="T10">id_utente</text:span>, <text:span text:style-name="T10">id_ruolo</text:span>)</text:p>
      <text:p text:style-name="P6">FK</text:p>
      <text:p text:style-name="P6">utente_ruolo.id_utente → utente.id_utente</text:p>
      <text:p text:style-name="P6">utente_ruolo.id_ruolo → ruolo.id_ruolo</text:p>
      <text:p text:style-name="P6"/>
      <text:h text:style-name="P7" text:outline-level="2"><text:span text:style-name="T11">negozi</text:span></text:h>
      <text:p text:style-name="P8">clienti<text:span text:style-name="T12">(</text:span><text:span text:style-name="T13">id_cliente</text:span><text:span text:style-name="T12">, cf, nome, cognome*, utente, telefono*, tessera)</text:span></text:p>
      <text:p text:style-name="P8">tessere<text:span text:style-name="T12">(</text:span><text:span text:style-name="T14">id_tessera</text:span><text:span text:style-name="T15">, negozio_emittente, data_richiesta, saldo_punti, archiviata</text:span><text:span text:style-name="T12">)</text:span></text:p>
      <text:p text:style-name="P8">negozi<text:span text:style-name="T12">(</text:span><text:span text:style-name="T14">id_negozio</text:span><text:span text:style-name="T15">, nome_negozio, responsabile, indirizzo</text:span><text:span text:style-name="T12">)</text:span></text:p>
      <text:p text:style-name="P8">fornitori<text:span text:style-name="T12">(</text:span><text:span text:style-name="T14">piva</text:span><text:span text:style-name="T15">, nome_fornitore, indirizzo, email, telefono</text:span><text:span text:style-name="T12">)</text:span></text:p>
      <text:p text:style-name="P8">prodotti<text:span text:style-name="T12">(</text:span><text:span text:style-name="T16">id_prodotto</text:span><text:span text:style-name="T17">, </text:span><text:span text:style-name="T18">nome_prodott, descrizione, immagine_url</text:span><text:span text:style-name="T12">)</text:span></text:p>
      <text:p text:style-name="P8">magazzino_fornitore<text:span text:style-name="T12">(</text:span><text:span text:style-name="T18">piva_fornitore</text:span><text:span text:style-name="T19">, </text:span><text:span text:style-name="T18">prodotto</text:span><text:span text:style-name="T19">, quantita, prezzo</text:span><text:span text:style-name="T12">)</text:span></text:p>
      <text:p text:style-name="P8">ordini_fornitori<text:span text:style-name="T12">(</text:span><text:span text:style-name="T20">id_ordine</text:span><text:span text:style-name="T19">, fornitore, negozio, prodtto, quantita, data_ordine, data_consegna, stato_ordine</text:span><text:span text:style-name="T12">)</text:span></text:p>
      <text:p text:style-name="P8">storico_tessere<text:span text:style-name="T12">(</text:span><text:span text:style-name="T19">id_storico, codice_tessera, cliente, saldo_punti, negozio_emittente, data_emissione</text:span><text:span text:style-name="T12">)</text:span></text:p>
      <text:p text:style-name="P8">dettagli_fattura<text:span text:style-name="T12">()</text:span></text:p>
      <text:p text:style-name="P8">livelli sconto<text:span text:style-name="T12">()</text:span></text:p>
      <text:p text:style-name="P8">fatture<text:span text:style-name="T12">()</text:span></text:p>
      <text:p text:style-name="P8">listino_negozio<text:span text:style-name="T12">()</text:span></text:p>
      <text:p text:style-name="P8">orari<text:span text:style-name="T12">()</text:span></text:p>
      <text:p text:style-name="P9">FK</text:p>
      <text:p text:style-name="P9">clienti.utente → <text:span text:style-name="T1">auth</text:span>.utenti.id_utente</text:p>
      <text:p text:style-name="P9">clienti.tessera → tessere.id_tessera</text:p>
      <text:p text:style-name="P10">tessere.negozio_emittente → negozi.id_negozio</text:p>
      <text:p text:style-name="P11">magazzino_fornitore.piva_fornitore → fornitori.piva</text:p>
      <text:p text:style-name="P11">magazzino_fornitore.prodotto → prodotti.id_prodotto</text:p>
      <text:p text:style-name="P11">ordini_fornitori.fornitore → fornitori.piva</text:p>
      <text:p text:style-name="P11">ordini_fornitori.negozio → negozi.id_negozio</text:p>
      <text:p text:style-name="P11">ordini_fornitori.prodotto → prodotti.id_prodotto</text:p>
      <text:p text:style-name="P11"/>
      <text:p text:style-name="P10"><text:soft-page-break/></text:p>
      <text:p text:style-name="P9"/>
      <text:p text:style-name="P6"/>
      <text:p text:style-name="P2">## Descrizione delle Funzioni/Trigger/viste/viste materializzate/funzionalità</text:p>
      <text:p text:style-name="P2"/>
      <text:p text:style-name="P2">## Prove di funzionamento</text:p>
      <text:p text:style-name="P2"/>
      <text:p text:style-name="P2"/>
      <text:p text:style-name="P2">### Note di progettazione logica</text:p>
      <text:p text:style-name="P2">- **Prezzi/costi storicizzati**: `RIGA_FATTURA.prezzounitario` e `RIGA_ORD_FORN.costounitario` fissano i valori al momento del documento. <text:s/></text:p>
      <text:p text:style-name="P2">- **Integrità “tetto sconto”**: il limite 100€ e la decurtazione punti saranno implementati via **trigger/funzioni**, non come puro vincolo statico. <text:s/></text:p>
      <text:p text:style-name="P2">- **Allineamento scorte**: trigger su **RIGA_FATTURA** (decremento `SCORTA_NEGOZIO`) e su **ORDINE_FORNITORE → consegnato** (decremento `FORNITURA.disponibilita` e incremento `SCORTA_NEGOZIO`). <text:s/></text:p>
      <text:p text:style-name="P2">- **Vista/Materializzata** per elenco clienti con saldo &gt; 300; vista per tesserati per negozio; vista per storico ordini per fornitore.</text:p>
      <text:p text:style-name="P2"/>
      <text:h text:style-name="P12" text:outline-level="1"/>
      <text:h text:style-name="P12" text:outline-level="1"/>
      <text:h text:style-name="P12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roid Sans" fo:font-family="'Droid Sans'" style:font-family-generic="swiss" style:font-pitch="variable" officeooo:rsid="001571b8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8:40:48.230526250</meta:creation-date>
    <dc:date>2026-01-04T14:54:08.264437363</dc:date>
    <meta:editing-duration>PT5H28M11S</meta:editing-duration>
    <meta:editing-cycles>6</meta:editing-cycles>
    <meta:generator>LibreOffice/25.2.5.2$Linux_X86_64 LibreOffice_project/520$Build-2</meta:generator>
    <meta:document-statistic meta:table-count="0" meta:image-count="0" meta:object-count="0" meta:page-count="7" meta:paragraph-count="109" meta:word-count="1511" meta:character-count="11305" meta:non-whitespace-character-count="9870"/>
  </office:meta>
</office:document-meta>
</file>